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72.16986mm" fo:page-width="109.222115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100.0%" draw:stroke="solid" svg:stroke-color="#000000" draw:stroke-linejoin="miter" svg:stroke-opacity="100.0%" svg:stroke-width="0.0mm"/>
    </style:style>
  </office:automatic-styles>
  <office:body>
    <office:drawing>
      <draw:page draw:master-page-name="Default" draw:name="page1" draw:style-name="DP1">
        <draw:g draw:id="Layer_1">
          <draw:g draw:id="g3">
            <draw:path svg:d="M 10681.448 4666.5703 C 10714.681 4822.1187 10778.444 4900.1445 10922.246 4937.4507 C 10798.527 4737.1875 10849.485 4481.0444 10801.834 4185.0024 C 10754.395 3890.3623 10619.96 3792.678 10530.954 3583.0486 C 10394.217 3260.8655 10412.923 2691.9585 10320.266 2228.6465 C 10223.349 1744.115 10065.154 1270.22 9718.339 1115.0154 C 9287.809 922.3722 8689.586 1000.8212 8183.3057 1054.8226 C 7044.5654 1176.3192 5983.6655 960.65735 4902.578 844.13495 C 4303.059 779.5237 3737.4326 883.9547 3156.884 904.32764 C 2845.7869 915.2549 2510.9302 952.9845 2434.5186 723.7495 C 2343.264 449.95868 2669.3628 272.291 2314.133 272.291 C 2209.1992 272.291 2101.9902 434.53348 2043.2527 422.78595 C 1835.7928 381.32574 1971.3389 269.83035 1862.6481 151.90556 C 1633.0161 -97.279015 1517.896 27.101608 1230.585 61.60327 C 979.707 91.71285 310.31122 -41.84881 628.6315 242.20786 C 798.5998 393.84055 1344.9114 407.2285 1561.6581 422.78595 C 1172.8263 578.30804 852.2043 861.7297 598.5483 1115.0154 C 293.5366 1419.5507 -346.8344 1733.9816 237.36557 2017.9587 C 635.2724 2211.3691 1286.6766 2061.033 1682.07 2258.7559 C 2056.9316 2446.1868 2209.8872 2952.4404 2434.5183 3432.5798 C 2562.6033 3706.397 2731.3281 4145.2085 2885.977 4395.7163 C 3035.8635 4638.4976 3363.4175 4654.743 3487.9302 4847.175 C 3689.384 5158.5366 3519.3628 6021.4487 3397.6282 6352.098 C 3290.075 6644.3306 3112.2485 6797.392 3066.555 7134.63 C 3581.3813 7134.63 3598.7908 7161.723 3668.5088 6743.3906 C 3874.1958 6905.818 3841.6785 6269.2837 3879.1963 6081.2183 C 3913.2747 5910.509 4021.119 5239.3135 4150.077 5358.8525 C 4286.364 5485.218 4171.5347 6203.429 4150.077 6382.208 C 4105.733 6751.6987 3978.759 6837.6357 3879.1963 7134.63 C 4005.773 7134.63 4417.7554 7207.5493 4511.286 7134.63 C 4540.3105 7112.008 4482.0757 6976.383 4511.286 6954.0513 C 4492.818 6968.1533 4690.435 6677.4297 4661.7544 6773.4995 C 4731.2603 6540.825 4692.79 6061.2944 4721.947 5810.337 C 4768.54 5409.414 4935.545 4845.931 5203.515 4726.789 C 5535.62 4579.231 6490.528 4791.109 6949.2095 4756.8984 C 7330.6323 4728.482 7314.8906 4711.946 7521.0537 4907.3936 C 7598.8145 4981.159 7620.8276 5063.5503 7731.7417 5118.081 C 7856.8633 5179.5703 7845.883 5124.246 7942.4297 5148.191 C 7846.8354 5124.5103 8291.786 5194.837 8183.253 5208.3833 C 8236.144 5201.742 8407.487 5085.6167 8424.051 5087.9717 C 8701.52 5127.6064 8592.907 5424.31 8514.326 5750.1177 C 8372.96 6336.3286 8100.703 6619.3003 8002.649 7104.5195 C 8731.813 7104.5195 8718.743 6632.159 8815.316 6020.998 C 8868.444 5684.792 9090.007 5030.9536 9326.994 4877.2573 C 9526.384 5239.6045 9634.201 5738.264 9567.765 6291.8784 C 9543.449 6494.814 9455.0 6694.2036 9387.213 6863.7227 C 9374.618 6895.208 9240.527 7055.0957 9266.801 7104.5205 C 9345.886 7253.216 9728.816 7245.1465 9838.6455 7134.63 C 9898.547 7074.3843 9827.163 6855.3623 9838.6455 6833.6396 C 9891.007 6734.7915 10012.609 6763.181 10049.333 6653.0615 C 10122.411 6433.934 10019.224 6219.2246 10019.224 5990.9424 C 10019.224 5741.44 10179.614 5521.254 10199.828 5328.7695 C 10223.35 5104.906 10088.041 4924.672 10019.224 4696.7065 C 9781.178 3908.195 9928.948 2667.1936 9928.948 1716.9954 C 10202.792 2218.9893 10268.646 2640.3118 10290.1045 3252.002 C 10300.053 3534.7095 10306.562 3852.2622 10410.516 4094.7527 C 10508.015 4322.0825 10667.055 4401.246 10681.448 4666.5703 z" svg:height="72.169556mm" draw:style-name="style-2" svg:viewBox="0.0 0.0 10922.246 7216.9556" svg:width="109.222466mm" svg:x="-7.8742276E-5mm" svg:y="1.817171E-4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72.16986mm" fo:page-width="109.222115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